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JdbcCall.isReturnValue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dbcCall.matchInParameterValuesWithCallParameters( SqlParameterSource parameter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dbcCall.setReturnValueRequired( boolean returnValue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dbcCall.executeCallInternal( Map &lt; String , ? &gt;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JdbcCall.onCompile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JdbcCall.getCallableStatemen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JdbcCall.getProcedur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dbcCall.setProcedureName( @ Nullable String procedur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dbcCall.setNamedBinding( boolean named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dbcCall.addDeclaredRowMapper( String parameterName , RowMapper &lt; ? &gt; rowMapp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JdbcCall.getCall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dbcCall.matchInParameterValuesWithCallParameters(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dbcCall.doExecute( Map &lt; String , ? &gt;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JdbcCall.getCall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dbcCall.compil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JdbcCall.setFunction( boolean 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dbcCall.getScalarOutParamet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dbcCall.isNamed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dbcCall.getCatalog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dbcCall.isCompi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dbcCall.AbstractJdbcCall( JdbcTemplate jdbc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JdbcCall.doExecute( SqlParameterSource parameter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JdbcCall.getJdbc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dbcCall.setAccessCallParameterMetaData( boolean accessCallParameter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dbcCall.doExecute( Object ...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JdbcCall.checkCompil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JdbcCall.getIn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dbcCall.addDeclaredParameter( SqlParameter parame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JdbcCall.setSchemaName( @ Nullable String schema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dbcCall.is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dbcCall.setInParameterNames( Set &lt; String &gt; inParameter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dbcCall.compileIntern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JdbcCall.matchInParameterValuesWithCallParameters( Map &lt; String , ? &gt;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dbcCall.setCatalogName( @ Nullable String catalo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dbcCall.AbstractJdbcCall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dbcCall.getSchema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